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/>
    <style:font-face style:name="StarSymbol" svg:font-family="StarSymbol"/>
    <style:font-face style:name="Verdana" svg:font-family="Verdana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ource">
      <style:text-properties style:font-name="Verdana1" fo:font-style="italic" style:font-style-asian="italic" style:font-style-complex="italic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13"/>
    <style:style style:name="P10" style:family="paragraph" style:parent-style-name="Text_20_body" style:list-style-name="L16"/>
    <style:style style:name="P11" style:family="paragraph" style:parent-style-name="Text_20_body" style:list-style-name="L17"/>
    <style:style style:name="P12" style:family="paragraph" style:parent-style-name="Text_20_body" style:list-style-name="L20"/>
    <style:style style:name="P13" style:family="paragraph" style:parent-style-name="Text_20_body" style:list-style-name="L21"/>
    <style:style style:name="T1" style:family="text">
      <style:text-properties fo:font-size="10pt" fo:font-style="italic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 text:is-list-header="true">HTML Builder<text:line-break/><text:span text:style-name="T1">Design Document</text:span> 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HTML Builder<text:line-break/>Design Document <text:tab/>1</text:p>
          <text:p text:style-name="P3">Problem Statement<text:tab/>1</text:p>
          <text:p text:style-name="P3">Solution Description<text:tab/>2</text:p>
          <text:p text:style-name="P4">Language<text:tab/>2</text:p>
          <text:p text:style-name="P4">Components<text:tab/>3</text:p>
          <text:p text:style-name="P4">Component Reuse<text:tab/>3</text:p>
          <text:p text:style-name="P3">Example<text:tab/>4</text:p>
          <text:p text:style-name="P3">Conclusion<text:tab/>5</text:p>
        </text:index-body>
      </text:table-of-content>
      <text:h text:style-name="Heading_20_2" text:outline-level="2" text:is-list-header="true">Problem Statement</text:h>
      <text:p text:style-name="P6">(X)HTML is the current standard for describing documents on the web, and XML is has become the standard for describing a plethora of different text-based documents. The advent of XHTML and the standardisation of permissable XML tags in web documents was a huge step forward, and XML does indeed have a number of very valuable attributes – not least the strict structure it imposes on a document.</text:p>
      <text:p text:style-name="P6">However, XML is very verbose and, for any non-trivial document, quickly becomes unreadable by humans. When constructing web documents in particular, it gets very difficult to create and maintain code in XML.</text:p>
      <text:p text:style-name="P6">In addition, XHTML does not so much describe data (despite the recent advances and general push towards semantic markup), it describes the structure of the document in terms of blocks of content.</text:p>
      <text:p text:style-name="P6">HAML is one solution to this problem, providing a syntax much closer to English (through the YAML language), but it is still describing structure, rather than content.</text:p>
      <text:p text:style-name="P6">In addition, because of the nature of XHTML and CSS, and the way they work in conjunction, XHTML documents tend to exhibit repeating patterns of elements with CSS classes arranged in a structure that will cause their associated CSS rules to render them a certain way.</text:p>
      <text:p text:style-name="P6">For example,</text:p>
      <text:p text:style-name="Source">&lt;divclass=”form”&gt;</text:p>
      <text:p text:style-name="Source"><text:tab/>&lt;div class=”control”&gt;</text:p>
      <text:p text:style-name="Source"><text:tab/><text:tab/>&lt;div class=”label”&gt;</text:p>
      <text:p text:style-name="Source"><text:tab/><text:tab/><text:tab/>&lt;label for=”name”&gt;name&lt;/label&gt;</text:p>
      <text:p text:style-name="Source"><text:tab/><text:tab/>&lt;/div&gt;</text:p>
      <text:p text:style-name="Source"><text:tab/><text:tab/>&lt;div class=”input”&gt;</text:p>
      <text:p text:style-name="Source"><text:tab/><text:tab/><text:tab/>&lt;input type=”text” name=”name”/&gt;</text:p>
      <text:p text:style-name="Source"><text:tab/><text:tab/>&lt;/div&gt;</text:p>
      <text:p text:style-name="Source"><text:tab/>&lt;/div&gt;</text:p>
      <text:p text:style-name="Source"><text:soft-page-break/><text:tab/>&lt;div class=”control”&gt;</text:p>
      <text:p text:style-name="Source"><text:tab/><text:tab/>&lt;div class=”label”&gt;</text:p>
      <text:p text:style-name="Source"><text:tab/><text:tab/><text:tab/>&lt;label for=”age”&gt;age&lt;/label&gt;</text:p>
      <text:p text:style-name="Source"><text:tab/><text:tab/>&lt;/div&gt;</text:p>
      <text:p text:style-name="Source"><text:tab/><text:tab/>&lt;div class=”input”&gt;</text:p>
      <text:p text:style-name="Source"><text:tab/><text:tab/><text:tab/>&lt;input type=”text” name=”age”/&gt;</text:p>
      <text:p text:style-name="Source"><text:tab/><text:tab/>&lt;/div&gt;</text:p>
      <text:p text:style-name="Source"><text:tab/>&lt;/div&gt;</text:p>
      <text:p text:style-name="Source"><text:tab/>&lt;div class=”control”&gt;</text:p>
      <text:p text:style-name="Source"><text:tab/><text:tab/>&lt;div class=”label”&gt;</text:p>
      <text:p text:style-name="Source"><text:tab/><text:tab/><text:tab/>&lt;label for=”gender”&gt;gender&lt;/label&gt;</text:p>
      <text:p text:style-name="Source"><text:tab/><text:tab/>&lt;/div&gt;</text:p>
      <text:p text:style-name="Source"><text:tab/><text:tab/>&lt;div class=”input”&gt;</text:p>
      <text:p text:style-name="Source"><text:tab/><text:tab/><text:tab/>&lt;select name=”gender”&gt;</text:p>
      <text:p text:style-name="Source"><text:tab/><text:tab/><text:tab/><text:tab/>&lt;option value=”male”&gt;male&lt;/option&gt;</text:p>
      <text:p text:style-name="Source"><text:tab/><text:tab/><text:tab/><text:tab/>&lt;option value=”female”&gt;female&lt;/option&gt;</text:p>
      <text:p text:style-name="Source"><text:tab/><text:tab/><text:tab/>&lt;/select&gt;</text:p>
      <text:p text:style-name="Source"><text:tab/><text:tab/>&lt;/div&gt;</text:p>
      <text:p text:style-name="Source"><text:tab/>&lt;/div&gt;</text:p>
      <text:p text:style-name="Source">&lt;/div&gt;</text:p>
      <text:p text:style-name="P6">This pattern is one I use frequently to render forms in HTML, but is very time consuming to type out, and copy-and-pasting is prone to error (just producing this example I made several errors).</text:p>
      <text:p text:style-name="P6">To summarise, an abstraction of HTML is required whereby simple patterns of structured content can be created, mixed and reused to define a document.</text:p>
      <text:h text:style-name="Heading_20_2" text:outline-level="2" text:is-list-header="true">Solution Goals</text:h>
      <text:list text:style-name="L21">
        <text:list-item>
          <text:p text:style-name="P13">Content-orientation: we should be describing content, not the structure used to display it</text:p>
        </text:list-item>
        <text:list-item>
          <text:p text:style-name="P13">Human-readability: it should be easy for a human to write documents, and hence easy to maintain them</text:p>
        </text:list-item>
        <text:list-item>
          <text:p text:style-name="P13">Implementation independence: since we're content-oriented, it should be possible to output HAML, or XML, or plain-text instead of hardwired XHTML</text:p>
        </text:list-item>
        <text:list-item>
          <text:p text:style-name="P13">Extensibility: it should be possible to easily extend the solution to handle new behaviour, as it is required</text:p>
        </text:list-item>
      </text:list>
      <text:h text:style-name="Heading_20_2" text:outline-level="2" text:is-list-header="true">Solution Description</text:h>
      <text:p text:style-name="Text_20_body">My proposed abstraction consists of two parts:</text:p>
      <text:list text:style-name="L4">
        <text:list-item>
          <text:p text:style-name="P7">A simple language to describe a document</text:p>
        </text:list-item>
        <text:list-item>
          <text:p text:style-name="P7">An abstraction representing a component of that document, which can be rendered in the desired format</text:p>
        </text:list-item>
      </text:list>
      <text:p text:style-name="Text_20_body">The goal of this abstraction is to be able to simply define a component capable of rendering the example presented above.</text:p>
      <text:h text:style-name="Heading_20_3" text:outline-level="3" text:is-list-header="true"><text:soft-page-break/>Language</text:h>
      <text:p text:style-name="Text_20_body">The language used will be YAML, because</text:p>
      <text:list text:style-name="L5">
        <text:list-item>
          <text:p text:style-name="P8">it is designed to describe documents in a human-readable form that can be reliably parsed</text:p>
        </text:list-item>
        <text:list-item>
          <text:p text:style-name="P8">everything required to convert data to and from it already exists in Ruby (and a bunch of other languages)</text:p>
        </text:list-item>
      </text:list>
      <text:p text:style-name="Text_20_body">In order to facilitate simple use of the language, any node beginning with an uppercase character will be interpreted as a component, rather than scalar data. The parsing rules for components are documented below, but suffice to say that if the node cannot be instantiated as a component it will default to scalar data.</text:p>
      <text:p text:style-name="Text_20_body">The above example could then be rewritten as follows.</text:p>
      <text:p text:style-name="Source">Form:</text:p>
      <text:p text:style-name="Source"><text:s text:c="2"/>- Control:</text:p>
      <text:p text:style-name="Source"><text:s text:c="6"/>name: name</text:p>
      <text:p text:style-name="Source"><text:s text:c="2"/>- Control:</text:p>
      <text:p text:style-name="Source"><text:s text:c="6"/>name: age</text:p>
      <text:p text:style-name="Source"><text:s text:c="2"/>- Control:</text:p>
      <text:p text:style-name="Source"><text:s text:c="6"/>name: gender</text:p>
      <text:p text:style-name="Source"><text:s text:c="6"/>type: select</text:p>
      <text:p text:style-name="Source"><text:s text:c="6"/>options:</text:p>
      <text:p text:style-name="Source"><text:s text:c="8"/>- male</text:p>
      <text:p text:style-name="Source"><text:s text:c="8"/>- female</text:p>
      <text:h text:style-name="Heading_20_3" text:outline-level="3" text:is-list-header="true">Components</text:h>
      <text:p text:style-name="Text_20_body">A component (such as “Form” in the above example) represents a component in the document. Each component will have a set of child components, its children, and a set of parameters, which affect the way it renders. The YAML source will be interpreted as a tree of component instances and scalar types.</text:p>
      <text:p text:style-name="Text_20_body">A component has the following properties</text:p>
      <text:list text:style-name="L13">
        <text:list-item>
          <text:p text:style-name="P9">Type: a string identifier for the type of component it is</text:p>
        </text:list-item>
        <text:list-item>
          <text:p text:style-name="P9">Parameters: a dictionary of key-value pairs</text:p>
        </text:list-item>
        <text:list-item>
          <text:p text:style-name="P9">Children: an array of child components</text:p>
        </text:list-item>
        <text:list-item>
          <text:p text:style-name="P9">Template: a string literal used to render the component</text:p>
        </text:list-item>
        <text:list-item>
          <text:p text:style-name="P9">Decorators: an array of decorators which will be applied to the component when it renders</text:p>
        </text:list-item>
      </text:list>
      <text:p text:style-name="Text_20_body">The Component base class will provide the basic behaviour for loading and rendering components, primarily the logic for interpreting YAML source (described below).</text:p>
      <text:p text:style-name="Text_20_body">When parsing YAML source, all child nodes of the component will be interpreted as either a child or a parameter, depending on the type of the node and whether they are part of a hash or a list:</text:p>
      <text:list text:style-name="L17">
        <text:list-item>
          <text:p text:style-name="P11">If the component has only a scalar value (e.g. “Control: name”) it is taken as the value of the first parameter, or if there are no parameters for the component, as its first and only child.</text:p>
        </text:list-item>
        <text:list-item>
          <text:p text:style-name="P11">If the child nodes are part of a list – as in the above example for the Form component – they are evaluated as children (available as members of the `children` instance variable).</text:p>
        </text:list-item>
        <text:list-item>
          <text:p text:style-name="P11"><text:soft-page-break/>If the child nodes are part of a hash – as in the Control components above – they are evaluated as parameters of the component (available as instance variables by the same name).</text:p>
        </text:list-item>
      </text:list>
      <text:p text:style-name="Text_20_body">Rendering a Component will mean, by default, rendering the component's template (evaluated using ERB, and defaulting to nothing), then applying its decorators to the result in sequence. A decorator is any object that implements the “decorate” method.</text:p>
      <text:h text:style-name="Heading_20_3" text:outline-level="3" text:is-list-header="true">Component Reuse</text:h>
      <text:p text:style-name="Text_20_body">In order to facilitate reuse and recomposition of components, new components can be defined in YAML source (they can of course still be defined programmatically).</text:p>
      <text:p text:style-name="Text_20_body">The primary purpose of this is to define:</text:p>
      <text:list text:style-name="L16">
        <text:list-item>
          <text:p text:style-name="P10">The type of the component – the name used to identify it in the document</text:p>
        </text:list-item>
        <text:list-item>
          <text:p text:style-name="P10">The actual class used to instantiate it (Component by default, otherwise any descendant of Component, or another definition)</text:p>
        </text:list-item>
        <text:list-item>
          <text:p text:style-name="P10">Default values of parameters, children, the template and decorators</text:p>
        </text:list-item>
      </text:list>
      <text:p text:style-name="Text_20_body">This forms the component definition. When attempting to instantiate a component in the document, the parser will look for this file and if found, use it to instantiate the component. Otherwise it will attempt to locate a ruby file by the same name, and hope that it defines the class. If all else fails it will interpret it as a literal.</text:p>
      <text:p text:style-name="Text_20_body">Where component definitions name a parent, it must be a descendant of Component, or the name of another definition (which itself must descend from Component).</text:p>
      <text:h text:style-name="Heading_20_2" text:outline-level="2" text:is-list-header="true">Example</text:h>
      <text:p text:style-name="Text_20_body">Document:</text:p>
      <text:p text:style-name="Source">Form:</text:p>
      <text:p text:style-name="Source"><text:s text:c="2"/>- Control:</text:p>
      <text:p text:style-name="Source"><text:s text:c="6"/>name: name</text:p>
      <text:p text:style-name="Source"><text:s text:c="2"/>- Control:</text:p>
      <text:p text:style-name="Source"><text:s text:c="6"/>name: age</text:p>
      <text:p text:style-name="Source"><text:s text:c="2"/>- Control:</text:p>
      <text:p text:style-name="Source"><text:s text:c="6"/>name: gender</text:p>
      <text:p text:style-name="Source"><text:s text:c="6"/>type: select</text:p>
      <text:p text:style-name="Source"><text:s text:c="6"/>options:</text:p>
      <text:p text:style-name="Source"><text:s text:c="8"/>- male</text:p>
      <text:p text:style-name="Source"><text:s text:c="8"/>- female</text:p>
      <text:p text:style-name="Text_20_body">Definitions:</text:p>
      <text:p text:style-name="P1">Control.def</text:p>
      <text:p text:style-name="Source">Control:</text:p>
      <text:p text:style-name="Source"><text:s text:c="2"/>template: |</text:p>
      <text:p text:style-name="Source"><text:s text:c="4"/>&lt;div class=”control”&gt;</text:p>
      <text:p text:style-name="Source"><text:s text:c="6"/>&lt;div class=”label”&gt;</text:p>
      <text:p text:style-name="Source"><text:s text:c="8"/>&lt;label for=”&lt;%= @name %&gt;”&gt;&lt;%= @name %&gt;&lt;/label&gt;</text:p>
      <text:p text:style-name="Source"><text:soft-page-break/><text:s text:c="6"/>&lt;/div&gt;</text:p>
      <text:p text:style-name="Source"><text:s text:c="6"/>&lt;div class=”input”&gt;</text:p>
      <text:p text:style-name="Source"><text:s text:c="8"/>&lt;input type=”text” name=”&lt;%= @name %&gt;”/&gt;</text:p>
      <text:p text:style-name="Source"><text:s text:c="6"/>&lt;/div&gt;</text:p>
      <text:p text:style-name="Source"><text:s text:c="4"/>&lt;/div&gt;</text:p>
      <text:p text:style-name="Source"><text:s text:c="2"/></text:p>
      <text:p text:style-name="Source"><text:s text:c="2"/>parameters:</text:p>
      <text:p text:style-name="Source"><text:s text:c="4"/>type: text</text:p>
      <text:p text:style-name="Source"/>
      <text:p text:style-name="P1">Form.def</text:p>
      <text:p text:style-name="Source">Form:</text:p>
      <text:p text:style-name="Source"><text:s text:c="2"/>template: |</text:p>
      <text:p text:style-name="Source"><text:s text:c="4"/>&lt;div class=”form”&gt;</text:p>
      <text:p text:style-name="Source"><text:s text:c="6"/>&lt;%= render_children %&gt;</text:p>
      <text:p text:style-name="Source"><text:s text:c="4"/>&lt;/div&gt;</text:p>
      <text:p text:style-name="Text_20_body">Expected output:</text:p>
      <text:p text:style-name="Source">&lt;div class=”form”&gt;</text:p>
      <text:p text:style-name="Source"><text:s text:c="2"/>&lt;div class=”control”&gt;</text:p>
      <text:p text:style-name="Source"><text:s text:c="4"/>&lt;div class=”label”&gt;</text:p>
      <text:p text:style-name="Source"><text:s text:c="6"/>&lt;label for=”name”&gt;name&lt;/label&gt;</text:p>
      <text:p text:style-name="Source"><text:s text:c="4"/>&lt;/div&gt;</text:p>
      <text:p text:style-name="Source"><text:s text:c="4"/>&lt;div class=”input”&gt;</text:p>
      <text:p text:style-name="Source"><text:s text:c="6"/>&lt;input type=”text” name=”name”/&gt;</text:p>
      <text:p text:style-name="Source"><text:s text:c="4"/>&lt;/div&gt;</text:p>
      <text:p text:style-name="Source"><text:s text:c="2"/>&lt;/div&gt;</text:p>
      <text:p text:style-name="Source"><text:s text:c="2"/>&lt;div class=”control”&gt;</text:p>
      <text:p text:style-name="Source"><text:s text:c="4"/>&lt;div class=”label”&gt;</text:p>
      <text:p text:style-name="Source"><text:s text:c="6"/>&lt;label for=”age”&gt;age&lt;/label&gt;</text:p>
      <text:p text:style-name="Source"><text:s text:c="4"/>&lt;/div&gt;</text:p>
      <text:p text:style-name="Source"><text:s text:c="4"/>&lt;div class=”input”&gt;</text:p>
      <text:p text:style-name="Source"><text:s text:c="6"/>&lt;input type=”text” name=”age”/&gt;</text:p>
      <text:p text:style-name="Source"><text:s text:c="4"/>&lt;/div&gt;</text:p>
      <text:p text:style-name="Source"><text:s text:c="2"/>&lt;/div&gt;</text:p>
      <text:p text:style-name="Source"><text:s text:c="2"/>&lt;div class=”control”&gt;</text:p>
      <text:p text:style-name="Source"><text:s text:c="4"/>&lt;div class=”label”&gt;</text:p>
      <text:p text:style-name="Source"><text:s text:c="6"/>&lt;label for=”gender”&gt;gender&lt;/label&gt;</text:p>
      <text:p text:style-name="Source"><text:s text:c="4"/>&lt;/div&gt;</text:p>
      <text:p text:style-name="Source"><text:s text:c="4"/>&lt;div class=”input”&gt;</text:p>
      <text:p text:style-name="Source"><text:s text:c="6"/>&lt;input type=”text” name=”gender”/&gt;</text:p>
      <text:p text:style-name="Source"><text:s text:c="4"/>&lt;/div&gt;</text:p>
      <text:p text:style-name="Source"><text:s text:c="2"/>&lt;/div&gt;</text:p>
      <text:p text:style-name="Source">&lt;/div&gt;</text:p>
      <text:h text:style-name="Heading_20_2" text:outline-level="2" text:is-list-header="true"><text:soft-page-break/>Conclusion</text:h>
      <text:p text:style-name="Text_20_body">Ok, so the output isn't perfect. Add in a little more logic and you could easily get form controls based on `type`, or define them as components themselves.</text:p>
      <text:p text:style-name="Text_20_body">The above solution satisfies my original goals:</text:p>
      <text:list text:style-name="L20">
        <text:list-item>
          <text:p text:style-name="P12">It's 100% content-oriented: well, it is.</text:p>
        </text:list-item>
        <text:list-item>
          <text:p text:style-name="P12">It's human-readable: both the document and component definitions are human readable. Total newbies could create new components, and the final document is easy to create and maintain.</text:p>
        </text:list-item>
        <text:list-item>
          <text:p text:style-name="P12">It's almost implementation independent: it will be easy to make it output other formats later – by specifying templates in HAML – or even YAML – for example.</text:p>
        </text:list-item>
        <text:list-item>
          <text:p text:style-name="P12">It's highly extensible: components can be defined without writing a line of code, and can be infinitely reused and remixed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/>
    <style:font-face style:name="StarSymbol" svg:font-family="StarSymbol"/>
    <style:font-face style:name="Verdana" svg:font-family="Verdana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Bitstream Vera Sans" style:font-size-asian="24pt" style:font-weight-asian="bold" style:font-name-complex="Bitstream Vera Sans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Bitstream Vera Sans" style:font-size-asian="18pt" style:font-weight-asian="bold" style:font-name-complex="Bitstream Vera Sans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Bitstream Vera Sans" style:font-size-asian="14pt" style:font-weight-asian="bold" style:font-name-complex="Bitstream Vera Sans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" style:family="paragraph" style:parent-style-name="Text_20_body_20_indent" style:class="text" style:master-page-name="">
      <style:paragraph-properties fo:margin-left="0.2in" fo:margin-right="0.2in" fo:margin-top="0in" fo:margin-bottom="0in" fo:line-height="150%" fo:text-indent="0in" style:auto-text-indent="false" style:page-number="auto" fo:background-color="#e6e6e6" fo:padding="0.0201in" fo:border="0.0008in solid #c0c0c0" style:shadow="none">
        <style:background-image/>
      </style:paragraph-properties>
      <style:text-properties style:font-name="Courier New2" fo:font-size="9pt" fo:font-weight="normal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William Madden</meta:initial-creator>
    <meta:creation-date>2009-02-24T19:14:26</meta:creation-date>
    <dc:creator>William Madden</dc:creator>
    <dc:date>2009-02-24T21:23:11</dc:date>
    <meta:editing-cycles>193</meta:editing-cycles>
    <meta:editing-duration>PT2H8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65" meta:word-count="1333" meta:character-count="8473"/>
  </office:meta>
</office:document-meta>
</file>